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726c0"/>
    </style:style>
    <style:style style:name="P2" style:family="paragraph" style:parent-style-name="Text_20_body">
      <style:text-properties officeooo:rsid="001726c0" officeooo:paragraph-rsid="001726c0"/>
    </style:style>
    <style:style style:name="P3" style:family="paragraph" style:parent-style-name="Text_20_body">
      <style:text-properties officeooo:paragraph-rsid="001726c0"/>
    </style:style>
    <style:style style:name="P4" style:family="paragraph" style:parent-style-name="Text_20_body">
      <style:text-properties officeooo:rsid="001addd3" officeooo:paragraph-rsid="001addd3"/>
    </style:style>
    <style:style style:name="P5" style:family="paragraph" style:parent-style-name="Text_20_body">
      <style:text-properties officeooo:rsid="001cc97b" officeooo:paragraph-rsid="001cc97b"/>
    </style:style>
    <style:style style:name="T1" style:family="text">
      <style:text-properties officeooo:rsid="001726c0"/>
    </style:style>
    <style:style style:name="T2" style:family="text">
      <style:text-properties officeooo:rsid="001917f3"/>
    </style:style>
    <style:style style:name="T3" style:family="text">
      <style:text-properties officeooo:rsid="001cc9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1. </text:span>curl -X POST "http://127.0.0.1:8000/appreciation" \</text:h>
      <text:p text:style-name="P3"><text:s text:c="2"/>-H "Content-Type: application/json" \</text:p>
      <text:p text:style-name="P3"><text:s text:c="2"/>-H "Accept: application/json" \</text:p>
      <text:p text:style-name="P3"><text:s text:c="2"/>-d '{"location_type":"zip","location_value":"97006","duration_months":12,"source":"both"}'</text:p>
      <text:p text:style-name="P3"/>
      <text:p text:style-name="P2">2. <text:span text:style-name="T2">Uvicorn, </text:span><text:span text:style-name="T3">what is it? </text:span></text:p>
      <text:p text:style-name="P4">3. Why method instead of plain function.</text:p>
      <text:p text:style-name="P5">4. test out the start-end date feature and see what happens if requested end-date is greater than last date in FHFA series.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22:53:16.454269194</meta:creation-date>
    <dc:date>2026-03-30T01:28:40.278326152</dc:date>
    <meta:editing-duration>PT4H36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0" meta:character-count="406" meta:non-whitespace-character-count="355"/>
  </office:meta>
</office:document-meta>
</file>